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38%" fo:text-indent="0.5in" style:auto-text-indent="false"/>
    </style:style>
    <style:style style:name="P2" style:family="paragraph" style:parent-style-name="Standard" style:master-page-name="Standard">
      <style:paragraph-properties fo:margin-left="0in" fo:margin-right="0in" fo:margin-top="0in" fo:margin-bottom="0in" loext:contextual-spacing="false" fo:line-height="138%" fo:text-indent="0.5in" style:auto-text-indent="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6" style:family="paragraph" style:parent-style-name="Standard">
      <style:paragraph-properties fo:margin-top="0in" fo:margin-bottom="0in" loext:contextual-spacing="false" fo:line-height="138%"/>
    </style:style>
    <style:style style:name="P7" style:family="paragraph" style:parent-style-name="Standard">
      <style:paragraph-properties fo:margin-left="0.5in" fo:margin-right="0in" fo:margin-top="0in" fo:margin-bottom="0in" loext:contextual-spacing="false" fo:line-height="138%" fo:text-indent="0in" style:auto-text-indent="false"/>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ix months ago a young man was dying. He laid there with his back at the steps of a gate that seemed to lead to nowhere. Indeed, it led to nowhere. The ancient stones with the carved symbols from a time eons ago, stood erect and out of place from its desert origins. Instead, it stood in front of a sign detailing when it was discovered, who discovered it and what it could be for. The name it was given, “Twilight Gate,” was bolded and underlined.</text:span></text:p>
      <text:p text:style-name="P4"/>
      <text:p text:style-name="P6"><text:span text:style-name="T1"><text:tab/>The young man looked up at the ceiling. It was glass domed and he can see through it. It was night. The moon was full and the stars twinkled brightly.</text:span></text:p>
      <text:p text:style-name="P4"/>
      <text:p text:style-name="P1"><text:span text:style-name="T1">He started coughing and felt something sticky wet on his hand. He brought that hand up and saw a coat of red blood. He tried to move but a sharp pain on his back stilled him immediately.</text:span></text:p>
      <text:p text:style-name="P4"/>
      <text:p text:style-name="P1"><text:span text:style-name="T1">He wondered how he got here? Where was his partner? Why was he laying on the steps of a monument dragged thousands of miles to be placed in this museum?</text:span></text:p>
      <text:p text:style-name="P4"/>
      <text:p text:style-name="P6"><text:span text:style-name="T1"><text:tab/>Perhaps it was the blood loss or he was having those, “flash your life” before your eyes moment, but it seemed like he was replaying what had happened hours before….</text:span></text:p>
      <text:p text:style-name="P4"/>
      <text:p text:style-name="P6"><text:span text:style-name="T1"><text:tab/>“So I hear you’re the boy wonder? The </text:span><text:span text:style-name="T2">once in a thousand</text:span><text:span text:style-name="T1">,” said Marcus, a young man with curly red hair. He was on a skateboard as she leaned against the wall with folded arms. He was wearing a grey faded shirt and torn jeans. This was a contrast to the other young man whom he was conversing who wore a gothic outfit that seemed to come out of Hot Topic. Probably did.</text:span></text:p>
      <text:p text:style-name="P4"/>
      <text:p text:style-name="P6"><text:span text:style-name="T1"><text:tab/>“I hope that isn’t why you called me out here,” said the other young man. He was taller than Marcus but much lankier in build.</text:span></text:p>
      <text:p text:style-name="P4"/>
      <text:p text:style-name="P6"><text:span text:style-name="T1"><text:tab/>“No, Elijah, I wouldn’t waste the time of the son of the High Priestess,” said Marcus, putting extra emphasis on the word, ‘son’. “I just thought you’d like to know why the Coven had been so nervous around this.” He thumbed behind him at the wall he was leaning.</text:span></text:p>
      <text:p text:style-name="P4"/>
      <text:p text:style-name="P6"><text:span text:style-name="T1"><text:tab/>“Yes, there was word out that everyone stay away from here,” said Elijah, slightly annoyed.</text:span></text:p>
      <text:p text:style-name="P4"/>
      <text:p text:style-name="P6"><text:span text:style-name="T1"><text:tab/>“Rumor be that it holds a great ancient power,” said Marcus. Then he shrugged. “Or it can utterly be nothing. You know rumors. Most of the time, it is not true.”</text:span></text:p>
      <text:p text:style-name="P4"/>
      <text:p text:style-name="P6"><text:soft-page-break/><text:span text:style-name="T1"><text:tab/>“But sometimes they are true,” said Elijah. He was very much interested. “Funny, I actually heard it was holding a powerful curse.”</text:span></text:p>
      <text:p text:style-name="P4"/>
      <text:p text:style-name="P6"><text:span text:style-name="T1"><text:tab/>Marcus grinned. “A cover up?”</text:span></text:p>
      <text:p text:style-name="P4"/>
      <text:p text:style-name="P6"><text:span text:style-name="T1"><text:tab/>Elijah sighed. It was </text:span><text:span text:style-name="T2">his</text:span><text:span text:style-name="T1"> hallmark after all. Spreading rumors and misinformation in order seek out powerful magic before anyone else can. “So you want to go investigate it? What if,” his lips upturned a bit, “Hammer already got his hands on it.”</text:span></text:p>
      <text:p text:style-name="P4"/>
      <text:p text:style-name="P6"><text:span text:style-name="T1"><text:tab/>Marcus crossed his arms. “No, I am confident he hasn’t. The East Coast Coven are observing his movements in Europe. Apparently, there is something greater than here.”</text:span></text:p>
      <text:p text:style-name="P4"/>
      <text:p text:style-name="P6"><text:span text:style-name="T1"><text:tab/>“Or misdirection,” said Elijah. “Still, it is worth investigating.”</text:span></text:p>
      <text:p text:style-name="P4"/>
      <text:p text:style-name="P6"><text:span text:style-name="T1"><text:tab/>“I expect no less. Shall we enter then?” said Marcus with a half sort of bow.</text:span></text:p>
      <text:p text:style-name="P4"/>
      <text:p text:style-name="P6"><text:span text:style-name="T1"><text:tab/>Elijah let out a puff. He knew if it wasn’t for his pedigree and his status as a savant, Marcus wouldn’t be so courteous with him as he is now. “Go, lead the way.”</text:span></text:p>
      <text:p text:style-name="P4"/>
      <text:p text:style-name="P6"><text:span text:style-name="T1"><text:tab/>Marcus, his eyes not leaving Elijah, placed his left hand on the wall. “Open sesame,” he grinned.</text:span></text:p>
      <text:p text:style-name="P4"/>
      <text:p text:style-name="P6"><text:span text:style-name="T1"><text:tab/>The brinks in the walls made grinding noise and parted away, leaving a perfectly rectangular opening. “You can hold your praise,” said Marcus still grinning.</text:span></text:p>
      <text:p text:style-name="P4"/>
      <text:p text:style-name="P6"><text:span text:style-name="T1"><text:tab/>Elijah shook his head but he grinned as well. It was hard not to. He entered through the opening, followed by Marcus. Marcus waved a hand and the opening closed in on itself as if it was never there.</text:span></text:p>
      <text:p text:style-name="P4"/>
      <text:p text:style-name="P1"><text:span text:style-name="T1">Once inside, Elijah summoned a ball of light. The light just hovered over his left shoulder as he surveyed his surroundings. To his left was the bones of a T-Rex looking as formidable as it would have been in real life. To his right were rows of glass in cased artefacts. Most of them seem to to have hieroglyphics.</text:span></text:p>
      <text:p text:style-name="P4"><text:soft-page-break/></text:p>
      <text:p text:style-name="P1"><text:span text:style-name="T1">“Was this Egyptian exhibit or something?” said Elijah.<text:tab/>He was slightly confused as there was the T-Rex and a few other non-ancient Egyptian related.</text:span></text:p>
      <text:p text:style-name="P4"/>
      <text:p text:style-name="P1"><text:span text:style-name="T1">“Yes but its ending. So they started moving back the old stuff,” said Marcus. He put his hands on his hips. “Don’t worry about the night guard. I gave him something special,” she said as she started walking toward a staircase.</text:span></text:p>
      <text:p text:style-name="P4"/>
      <text:p text:style-name="P1"><text:span text:style-name="T1">“Sleeping spell?” said Elijah concerningly. When it came to magic, their magic, anything done to another human being came back three times. This was the Law of Three. And there was no time table on when that would happen. It could happen in a the next minute or a few weeks down the line.</text:span></text:p>
      <text:p text:style-name="P4"/>
      <text:p text:style-name="P1"><text:span text:style-name="T1">“No, I put sleeping pills in his coffee before closing,” said Marcus. “Do you take me for a novice?”</text:span></text:p>
      <text:p text:style-name="P4"/>
      <text:p text:style-name="P1"><text:span text:style-name="T1">“No, I, just,” said Elijah, a bit caught off guard with the question. He didn’t mean to be offensive. He knew Marcus was about to take a test to become third grade and be completely dedicated to the Craft and has already shown some mastery at least in object manipulation.</text:span></text:p>
      <text:p text:style-name="P4"/>
      <text:p text:style-name="P7"><text:span text:style-name="T1">Marcus laughed. “I didn’t think the mighty Elijah gets tongue tied.”</text:span></text:p>
      <text:p text:style-name="P4"/>
      <text:p text:style-name="P1"><text:span text:style-name="T1">“I don’t,” said Elijah. “I just didn’t mean that to come off as an asshole.”</text:span></text:p>
      <text:p text:style-name="P4"/>
      <text:p text:style-name="P1"><text:span text:style-name="T1">“None taken. C’mon, let’s go find this awesome power,” said Marcus as he nudge for them to go upstairs.</text:span></text:p>
      <text:p text:style-name="P4"/>
      <text:p text:style-name="P1"><text:span text:style-name="T1">Elijah followed Marcus up the stairs. The red curly haired man lead the way. Once they reached the top they went down a hallway that opened up to a room with many cubicles and rooms. They twisted in and turned around rooms and cubicles until they reach another stair. They went up the stair and then down another stair.</text:span></text:p>
      <text:p text:style-name="P4"/>
      <text:p text:style-name="P1"><text:span text:style-name="T1">“Do you even know where we are going?” asked Elijah when they reached the bottom.</text:span></text:p>
      <text:p text:style-name="P4"/>
      <text:p text:style-name="P1"><text:soft-page-break/><text:span text:style-name="T1">“Nope. I thought you’d have some sort of secret power seeker spell,” grinned Marcus. “Or maybe I just wanted you to chase me.”</text:span></text:p>
      <text:p text:style-name="P4"/>
      <text:p text:style-name="P1"><text:span text:style-name="T1">“What?” Elijah was a bit flabbergasted. Not sure if it was the first or second statement.</text:span></text:p>
      <text:p text:style-name="P4"/>
      <text:p text:style-name="P1"><text:span text:style-name="T1">Marcus seemed a bit disappointed. “Um, I was hoping you could feel it out or something.” He added quietly. “The magical power. If any.”</text:span></text:p>
      <text:p text:style-name="P4"/>
      <text:p text:style-name="P1"><text:span text:style-name="T1">“Oh, yeah. Sorry, as far as I know, don’t have such spell. However, I can read this.” Elijah jutted a thumb at a stone tablet in display next to them. “Interestingly, it doesn’t say to stay away.”</text:span></text:p>
      <text:p text:style-name="P4"/>
      <text:p text:style-name="P1"><text:span text:style-name="T1">Marcus lifted a curious eyebrow. “You don’t say.”</text:span></text:p>
      <text:p text:style-name="P4"/>
      <text:p text:style-name="P1"><text:span text:style-name="T1">“Seek the power that holds…can’t make out the next set of symbols. Too ineligible,” said Elijah.</text:span></text:p>
      <text:p text:style-name="P4"/>
      <text:p text:style-name="P1"><text:span text:style-name="T1">“Then we go that way,” said Marcus as he moved past Elijah, slightly brushing his knuckles against Elijah’s arm as she passed and toward an exhibit showing more artefacts from ancient Egypt.</text:span></text:p>
      <text:p text:style-name="P4"/>
      <text:p text:style-name="P1"><text:span text:style-name="T1">Elijah followed Marcus and wondered why was he letting the red haired man lead. If anything, he should be leading as someone who is from one of the Zodiac families. Marcus, as far as he knew, was from some minor line of some non-zodiac family. And then there was this weird feeling building up in his stomach. Was it nervousness at the thought that Hammer would be here?</text:span></text:p>
      <text:p text:style-name="P4"/>
      <text:p text:style-name="P1"><text:span text:style-name="T1">“You going to just stand there until dawn?” asked Marcus who had stopped and turned around. “You like to do that a lot, don’t you? Stand around at random times lost in thought.”</text:span></text:p>
      <text:p text:style-name="P4"/>
      <text:p text:style-name="P1"><text:span text:style-name="T1">Again, Elijah didn’t know what to say in response. He just shook his head instead and said, “Just lead.”</text:span></text:p>
      <text:p text:style-name="P4"/>
      <text:p text:style-name="P1"><text:span text:style-name="T1">Marcus shrugged and turned around, walking toward a large curtain. “Seems like this one is the centerpiece.” He grabbed a piece of the large curtain and swung it away. He made a loud whistle. “I don’t know what it is but it’s big.”</text:span></text:p>
      <text:p text:style-name="P4"><text:soft-page-break/></text:p>
      <text:p text:style-name="P1"><text:span text:style-name="T1">Before them was a dark blue platform and on that platform were stairs that lead up to two fifteen feet pillars that encased a large stoned door. On that door where many symbols and drawings.</text:span></text:p>
      <text:p text:style-name="P4"/>
      <text:p text:style-name="P1"><text:span text:style-name="T1">Elijah started up the platform and then went around it to see what was behind it, but there was nothing. “Seems like it’s just the stairs and that door.”</text:span></text:p>
      <text:p text:style-name="P4"/>
      <text:p text:style-name="P1"><text:span text:style-name="T1">“You call that a door? Door for whom? A giant? Better not be godzilla,” said Marcus as he started up the stairs. “We will be in shit if godzilla popped out the doors.”</text:span></text:p>
      <text:p text:style-name="P4"/>
      <text:p text:style-name="P1"><text:span text:style-name="T1">Elijah, rolling up his eyes, went back to the front of the platform and started up the stairs, following Marcus. “Well, I can tell you that isn’t Egyptian on the door,” he said to Marcus. When he reached the top, he paused next to Marcus who seems to be trying to read the symbols on the door. “Why are you trying to read it?”</text:span></text:p>
      <text:p text:style-name="P4"/>
      <text:p text:style-name="P1"><text:span text:style-name="T1">Marcus turned to Elijah and playfully nudged the lankier man’s shoulder. “Didn’t I say I wasn’t a novice? I was trying to see if there was a magic boobytrap.”</text:span></text:p>
      <text:p text:style-name="P4"/>
      <text:p text:style-name="P1"><text:span text:style-name="T1">Elijah shook his head but stopped midway. “Y’know what, I think you may be onto something.”</text:span></text:p>
      <text:p text:style-name="P4"/>
      <text:p text:style-name="P1"><text:span text:style-name="T1">Marcus scrunched up his eyebrows. “So, there is a magic boobytrap?”</text:span></text:p>
      <text:p text:style-name="P4"/>
      <text:p text:style-name="P1"><text:span text:style-name="T1">“No, </text:span><text:span text:style-name="T2">maybe,</text:span><text:span text:style-name="T1"> but the point is these.” Elijah made some hand movements in the air. Green sparks flowed out of his fingers that ran down to the floor and up the pillars. Then they spidered out across the door and touched each symbol.</text:span></text:p>
      <text:p text:style-name="P4"/>
      <text:p text:style-name="P1"><text:span text:style-name="T1">The symbols started to glow and move around. They warped and changed shape. Swirling and swirling, it seemed the symbols were never going to settle. Then they disappeared.</text:span></text:p>
      <text:p text:style-name="P4"/>
      <text:p text:style-name="P1"><text:span text:style-name="T1">“What did you just do?” said Marcus, almost in a whisper.</text:span></text:p>
      <text:p text:style-name="P4"/>
      <text:p text:style-name="P1"><text:soft-page-break/><text:span text:style-name="T1">“Gave it a little power up,” smirked Elijah.</text:span></text:p>
      <text:p text:style-name="P4"/>
      <text:p text:style-name="P1"><text:span text:style-name="T1">Suddenly the room was filled with heavy hair and a powerful of gush of wind twirled around the stoned door, threatening to knock the two men off the platform.</text:span></text:p>
      <text:p text:style-name="P4"/>
      <text:p text:style-name="P1"><text:span text:style-name="T1">“Hey, take my hand,” shouted Marcus as he reached out to Elijah.</text:span></text:p>
      <text:p text:style-name="P4"/>
      <text:p text:style-name="P1"><text:span text:style-name="T1">Elijah, who could feel himself about to be blown off the platform, grabbed onto Marcus’ hand. His legs went underneath of him. Then he was in the air with only Marcus keeping him from flying off.</text:span></text:p>
      <text:p text:style-name="P4"/>
      <text:p text:style-name="P1"><text:span text:style-name="T1">“I got you,” shouted Marcus.</text:span></text:p>
      <text:p text:style-name="P4"/>
      <text:p text:style-name="P1"><text:span text:style-name="T1">Elijah looked down and saw Marcus feet sunked onto the floor. If he could, he’d be grinning. The red haired man seem have invoked another object manipulation spell. He didn’t want to admit it but he was impressed.</text:span></text:p>
      <text:p text:style-name="P4"/>
      <text:p text:style-name="P1"><text:span text:style-name="T1">“What do we do now?” shouted Marcus who pulled Elijah closer to him by sheer strength with one arm.</text:span></text:p>
      <text:p text:style-name="P4"/>
      <text:p text:style-name="P1"><text:span text:style-name="T1">“Wait,” shouted Elijah.</text:span></text:p>
      <text:p text:style-name="P4"/>
      <text:p text:style-name="P1"><text:span text:style-name="T1">Then it stopped.</text:span></text:p>
      <text:p text:style-name="P4"/>
      <text:p text:style-name="P1"><text:span text:style-name="T1">Elijah flopped down but Marcus caught him in time before he hit the ground. They found themselves in an embrace and staring into each other’s eyes. For a while, they kept their current position, not sure what was going on.</text:span></text:p>
      <text:p text:style-name="P4"/>
      <text:p text:style-name="P1"><text:span text:style-name="T1">“You, uh, alright?” said Marcus finally.</text:span></text:p>
      <text:p text:style-name="P4"><text:soft-page-break/></text:p>
      <text:p text:style-name="P1"><text:span text:style-name="T1">“Yeah,” said Elijah, almost breathlessly. He gently pulled away from Marcus and looked at the door. “Look, as I thought. These symbols are magic created.”</text:span></text:p>
      <text:p text:style-name="P4"/>
      <text:p text:style-name="P1"><text:span text:style-name="T1">Marcus turned and went wide eyed. “Greetings,” he read out loud. The word was in English. “How?”</text:span></text:p>
      <text:p text:style-name="P4"/>
      <text:p text:style-name="P1"><text:span text:style-name="T1">“I guess that crazy wind was </text:span><text:span text:style-name="T2">it </text:span><text:span text:style-name="T1">scrying us,” said Elijah but wasn’t all to sure if ‘scrying’ was the right word. It was more like it had spiritually, in its own way, searched through their souls and learned what it can do to make them understand.</text:span></text:p>
      <text:p text:style-name="P4"/>
      <text:p text:style-name="P1"><text:span text:style-name="T1">“It?” said Marcus. “You make it sound like this door is alive.”</text:span></text:p>
      <text:p text:style-name="P4"/>
      <text:p text:style-name="P1"><text:span text:style-name="T1">“It’s the magic on the door. That is what is </text:span><text:span text:style-name="T2">alive</text:span><text:span text:style-name="T1">,” said Elijah. “And you call yourself not a novice?”</text:span></text:p>
      <text:p text:style-name="P4"/>
      <text:p text:style-name="P1"><text:span text:style-name="T1">“Ha,” snorted Marcus. “That’s a good one.”</text:span></text:p>
      <text:p text:style-name="P4"/>
      <text:p text:style-name="P1"><text:span text:style-name="T1">Elijah smiled but quickly turned his attention back to the door which seem to be writing another message.</text:span></text:p>
      <text:p text:style-name="P4"/>
      <text:p text:style-name="P1"><text:span text:style-name="T1">“What do you come for?” read Elijah.</text:span></text:p>
      <text:p text:style-name="P4"/>
      <text:p text:style-name="P1"><text:span text:style-name="T1">“Uh, we heard there was great..power?” said Marcus at the door. He looked at Elijah with a raised eyebrow.</text:span></text:p>
      <text:p text:style-name="P4"/>
      <text:p text:style-name="P1"><text:span text:style-name="T1">Elijah only shrugged.</text:span></text:p>
      <text:p text:style-name="P4"/>
      <text:p text:style-name="P1"><text:soft-page-break/><text:span text:style-name="T1">The words began to form another sentence.</text:span></text:p>
      <text:p text:style-name="P6"><text:span text:style-name="T1"><text:tab/></text:span></text:p>
      <text:p text:style-name="P1"><text:span text:style-name="T1">“The power you seek does not exist here,” read Marcus. “I don’t think I like where this is going.”</text:span></text:p>
      <text:p text:style-name="P4"/>
      <text:p text:style-name="P6"><text:span text:style-name="T1"><text:tab/>They watched as the last sentence was repeated over and over down the door.</text:span></text:p>
      <text:p text:style-name="P4"/>
      <text:p text:style-name="P6"><text:span text:style-name="T1"><text:tab/>Elijah snapped back and watched a shadow taking shape. “It’s a curse,” he shouted. “Damn it!” Without thinking he took from his belt a blunt knife with a crooked blade. The handle was smooth despite the intricate carvings of animals. This was his athame, a gift from his mother on his eighteenth birthday, and it granted him a connection to an ancient god that dwelled in the forest.</text:span></text:p>
      <text:p text:style-name="P4"/>
      <text:p text:style-name="P6"><text:span text:style-name="T1"><text:tab/>“Let’s just run,” said Marcus who made a symbol in the air. The floor lurched forwards forming a barrier between the two and the shadow still forming.</text:span></text:p>
      <text:p text:style-name="P4"/>
      <text:p text:style-name="P6"><text:span text:style-name="T1"><text:tab/>“I can beat it,” snapped Elijah. He lifted his athame in the air using both of his hands. “Be gone!”</text:span></text:p>
      <text:p text:style-name="P4"/>
      <text:p text:style-name="P6"><text:span text:style-name="T1"><text:tab/>A bolt of constant green energy shot out of the tip of the knife, smashing through Marcus’ barrier and into the shadow. A battle raged as the the color of neon green and black tried to out eclipse each other in a twirling mess. Elijah stood his ground and gritted as he kept his energy pouring out. The curse, the shade, the whatever dark thing was very strong.</text:span></text:p>
      <text:p text:style-name="P4"/>
      <text:p text:style-name="P6"><text:span text:style-name="T1"><text:tab/>“Elijah,” said Marcus as he came behind the lanky man. He clasped his hands around Elijah’s and lend his energy.</text:span></text:p>
      <text:p text:style-name="P4"/>
      <text:p text:style-name="P6"><text:span text:style-name="T1"><text:tab/>Red bolts started to shoot out of the tip of the athame and it too joined the twirling battle between green and black. Soon the Shadow shrunk, overwhelmed by the red and green energy. Then with a small whimper, it was gone. Evaporated into the air.</text:span></text:p>
      <text:p text:style-name="P4"/>
      <text:p text:style-name="P6"><text:span text:style-name="T1"><text:tab/>Elijah sank into Marcus, feeling the release. He was drained to the point that he dropped his athame. The clang of metal against the stone floor reverberated throughout the museum.</text:span></text:p>
      <text:p text:style-name="P4"/>
      <text:p text:style-name="P6"><text:span text:style-name="T1"><text:tab/>“Well, I guess that’s why you're the one in the thousand,” said Marcus breathlessly. He was barely holding himself up let alone hold Elijah up, but he didn’t mind.</text:span></text:p>
      <text:p text:style-name="P4"><text:soft-page-break/></text:p>
      <text:p text:style-name="P6"><text:span text:style-name="T1"><text:tab/>Elijah just closed his eyes. He was tired.</text:span></text:p>
      <text:p text:style-name="P4"/>
      <text:p text:style-name="P6"><text:span text:style-name="T1"><text:tab/>“Hey, that door is saying something,” said Marcus.</text:span></text:p>
      <text:p text:style-name="P4"/>
      <text:p text:style-name="P6"><text:span text:style-name="T1"><text:tab/>Elijah opened his eyes and turned to the door.</text:span></text:p>
      <text:p text:style-name="P4"/>
      <text:p text:style-name="P6"><text:span text:style-name="T1"><text:tab/>The word “Behind” was written.</text:span></text:p>
      <text:p text:style-name="P4"/>
      <text:p text:style-name="P6"><text:span text:style-name="T1"><text:tab/>“Shit,” said Elijah as he pushed away from Marcus which caused him to fall backwards. In the corner of his eyes he caught sight of a dark figure, holding something glinting sharp in the moonlight, lurched at them.</text:span></text:p>
      <text:p text:style-name="P4"/>
      <text:p text:style-name="P6"><text:span text:style-name="T1"><text:tab/>From there, Elijah could remember bits and pieces. He remembered hearing Marcus cursing, feeling pain on his back and something cracking before he hit the floor, losing consciousness.</text:span></text:p>
      <text:p text:style-name="P4"/>
      <text:p text:style-name="P1"><text:span text:style-name="T1">Hours had passed when his eyes fluttered open. Pain wrecked his body and he could feel wetness around him. He lifted his hand and under the spilling moonlight, he saw blood coating his finger. He groaned as he tried to get up but only managed to lift of a half of inch before giving way back to the stones?</text:span></text:p>
      <text:p text:style-name="P4"/>
      <text:p text:style-name="P1"><text:span text:style-name="T1">It was uncomfortable, but he was sure that somehow he was on the stone stairs. Perhaps the Shadow knocked him out here? Where was Marcus? He tried to turn his head but didn’t have the energy. All he could do was look up into the glass ceiling of the museum.</text:span></text:p>
      <text:p text:style-name="P4"/>
      <text:p text:style-name="P1"><text:span text:style-name="T1">He coughed, tasting blood before a dark liquid came out of his mouth. Was this death? He closed his eyes having no energy left to even think. He was dying. Someone spoke to him. He couldn’t make out the words nor could he make out who it was.</text:span></text:p>
      <text:p text:style-name="P4"/>
      <text:p text:style-name="P1"><text:span text:style-name="T1">“Mijo!”</text:span></text:p>
      <text:p text:style-name="P4"/>
      <text:p text:style-name="P1"><text:soft-page-break/><text:span text:style-name="T1">Now he recognized the voice. “Mother?” he croaked. He cracked open an eye and saw at first a white blur hovering over him. Then, as he focused this time, the blur became an image of a dark haired woman with wavy hair looking down on him. He had her eyes, stormy brown eyes.</text:span></text:p>
      <text:p text:style-name="P4"/>
      <text:p text:style-name="P1"><text:span text:style-name="T1">“Marcus! Young master!” Someone called out in the background</text:span></text:p>
      <text:p text:style-name="P4"/>
      <text:p text:style-name="P1"><text:span text:style-name="T1">“Take them to my house,” barked Elijah’s mother. “And send word to preparing two beds! Now go!”</text:span></text:p>
      <text:p text:style-name="P4"/>
      <text:p text:style-name="P6"><text:span text:style-name="T1">***</text:span></text:p>
      <text:p text:style-name="P4"/>
      <text:p text:style-name="P6"><text:span text:style-name="T1"><text:tab/>“And I am still grounded. You?” asked Elijah.</text:span></text:p>
      <text:p text:style-name="P4"/>
      <text:p text:style-name="P6"><text:span text:style-name="T1"><text:tab/>Instead of staring at a glass ceiling and into the deathly night, he was staring at the the white ceiling of his room.</text:span></text:p>
      <text:p text:style-name="P4"/>
      <text:p text:style-name="P6"><text:span text:style-name="T1"><text:tab/>“Nope. How can she ground you in your own apartment?” said Marcus.</text:span></text:p>
      <text:p text:style-name="P4"/>
      <text:p text:style-name="P6"><text:span text:style-name="T1"><text:tab/>Elijah turned over and looked at his phone in its charger. Marcus still healing face was looking at him from the phone. The red head man was going to have a gnarly scar on right cheek where the Shadow nearly got him.</text:span></text:p>
      <text:p text:style-name="P4"/>
      <text:p text:style-name="P6"><text:span text:style-name="T1"><text:tab/>“Because she pays for rent,” snapped Elijah.</text:span></text:p>
      <text:p text:style-name="P4"/>
      <text:p text:style-name="P6"><text:span text:style-name="T1"><text:tab/>“Damn, man. Sorry I asked,” said Marcus, slightly hurt.</text:span></text:p>
      <text:p text:style-name="P4"/>
      <text:p text:style-name="P6"><text:span text:style-name="T1"><text:tab/>Elijah let out a sigh. “Hey, forget that. I didn’t meant to get upset. It just sucks having her always at my case, y’know.”</text:span></text:p>
      <text:p text:style-name="P4"><text:soft-page-break/></text:p>
      <text:p text:style-name="P6"><text:span text:style-name="T1"><text:tab/>“No, I don’t. I have a job so my parents can’t do this to me,” said Marcus. “I swear, I think they want to though after that incident at the museum.”</text:span></text:p>
      <text:p text:style-name="P4"/>
      <text:p text:style-name="P6"><text:span text:style-name="T1"><text:tab/>“Hmm, maybe I should get a job then,” said Elijah. Something had been bothering him since that night. “So, you remember everything yet?”</text:span></text:p>
      <text:p text:style-name="P4"/>
      <text:p text:style-name="P6"><text:span text:style-name="T1"><text:tab/>“Nope,” said Marcus. “You?”</text:span></text:p>
      <text:p text:style-name="P4"/>
      <text:p text:style-name="P6"><text:span text:style-name="T1"><text:tab/>“Same. Everything is bits and pieces,” said Elijah. “Mother said that when they came, they found us and a dead body.”</text:span></text:p>
      <text:p text:style-name="P4"/>
      <text:p text:style-name="P6"><text:span text:style-name="T1"><text:tab/>“Yeah, kinda creepy isn’t it?” said Marcus.</text:span></text:p>
      <text:p text:style-name="P4"/>
      <text:p text:style-name="P6"><text:span text:style-name="T1"><text:tab/>“How should I know? I was unconscious and so were you now that I think about it,” said Elijah.</text:span></text:p>
      <text:p text:style-name="P4"/>
      <text:p text:style-name="P6"><text:span text:style-name="T1"><text:tab/>“Arthur took a pic. Let me send it to you,” said Marcus.</text:span></text:p>
      <text:p text:style-name="P4"/>
      <text:p text:style-name="P6"><text:span text:style-name="T1"><text:tab/>Elijah got up and picked up his phone. And envelope icon blinked at the top of his phone’s screen in which he tapped it. A few moment later an image of a body in black clothing appeared. The body was of a man with his chest opened up and part of his neck missing. “What is this?” he said before switching back to Marcus’ face on his phone.</text:span></text:p>
      <text:p text:style-name="P4"/>
      <text:p text:style-name="P6"><text:span text:style-name="T1"><text:tab/>“Don’t tell your mother any of this or else she will know I told you and then probably be very pissed at my parents who told me, but,” hesitated Marcus. “ that is the body of a wassin. You were wrong. That wasn’t some ancient magic or curse that we were talking to. It was a trap. We were talking to this asshole all that time. The Coven is still sorting out who sent him.”</text:span></text:p>
      <text:p text:style-name="P4"/>
      <text:p text:style-name="P6"><text:span text:style-name="T1"><text:tab/>Elijah frowned. He didn’t like making mistakes. He could have swore that the magic he felt at the door was ancient and not this wassin, a witch assassin trained to kill other witches. However, now that he thought about more with the evidence he was looking at, it seemed that is the most likely explanation. “That doesn’t makes sense? Why would the wassin warn us before trying to kill us?” he said.</text:span></text:p>
      <text:p text:style-name="P4"/>
      <text:p text:style-name="P6"><text:soft-page-break/><text:span text:style-name="T1"><text:tab/>“Maybe he’s demented from all the torture training they go through? I heard that from one of my cousins, y’know, Becky.”</text:span></text:p>
      <text:p text:style-name="P4"/>
      <text:p text:style-name="P1"><text:span text:style-name="T1">“Hmm, I suppose.” Elijah had heard the same rumors as well about the wassins. However, who would send a wassin to the museum and why? He could only think of one person. “I bet it's Hammer who sent the wassin and did so as a small petty revenge.”</text:span></text:p>
      <text:p text:style-name="P4"/>
      <text:p text:style-name="P6"><text:span text:style-name="T1"><text:tab/>Marcus snorted. “Yeah, that’s what everyone's thinking. Only he can pull that shit off.”</text:span></text:p>
      <text:p text:style-name="P4"/>
      <text:p text:style-name="P6"><text:span text:style-name="T1"><text:tab/>Elijah, if he had not known Hammer personally, would not have believed that. “Yeah, that bastard.”</text:span></text:p>
      <text:p text:style-name="P4"/>
      <text:p text:style-name="P6"><text:span text:style-name="T1"><text:tab/>“We should be wondering who killed the wassin?” said Marcus.</text:span></text:p>
      <text:p text:style-name="P4"/>
      <text:p text:style-name="P6"><text:span text:style-name="T1"><text:tab/>“Hmm, you’re right. We were both unconscious. The wassin would’ve finished the job,” said Elijah and stroked his chin. He recalled the image. “I suspect vampire from the drained blood and him missing parts of the neck -- a bad attempt to disguise a bite, but then his chest was opened up...uh, heart was missing?”</text:span></text:p>
      <text:p text:style-name="P4"/>
      <text:p text:style-name="P6"><text:span text:style-name="T1"><text:tab/>“Yeah, I know. Perhaps the vampire decided to have a trophy,” said Marcus who then shook his head. “I want to believe but at the same time why would House Eagle help us? Let alone why any of them were there for god knows what?”</text:span></text:p>
      <text:p text:style-name="P4"/>
      <text:p text:style-name="P6"><text:span text:style-name="T1"><text:tab/>“Maybe heard what we heard too. I’m not sure. Everything is so confusing,” said Elijah. “Maybe, after we healed up, it would all come back?”</text:span></text:p>
      <text:p text:style-name="P4"/>
      <text:p text:style-name="P6"><text:span text:style-name="T1"><text:tab/>“Hmm, Arthur is not sure. Whatever that wassin hit us, part of our memory got wiped or else we’d be at the council now getting asked all sorts of questions,” said Marcus.</text:span></text:p>
      <text:p text:style-name="P4"/>
      <text:p text:style-name="P6"><text:span text:style-name="T1"><text:tab/>“Insurance in case we survived,” said Elijah grimly.</text:span></text:p>
      <text:p text:style-name="P4"/>
      <text:p text:style-name="P6"><text:span text:style-name="T1"><text:tab/>“Yup. So, I guess you’re going to be in your apartment for awhile?” said Marcus.</text:span></text:p>
      <text:p text:style-name="P4"><text:soft-page-break/></text:p>
      <text:p text:style-name="P6"><text:span text:style-name="T1"><text:tab/>“Yep. Mother has eyes and trackers on me. She also confiscated my athame too to make her point. Of course, I am allowed to go out for food and school,” said Elijah. He ran his fingers into his black thick hair. “Hopefully, it will only be for a couple of months.”</text:span></text:p>
      <text:p text:style-name="P4"/>
      <text:p text:style-name="P6"><text:span text:style-name="T1"><text:tab/>“So see you on Mondays and Tuesdays then?” said Marcus.</text:span></text:p>
      <text:p text:style-name="P4"/>
      <text:p text:style-name="P6"><text:span text:style-name="T1"><text:tab/>“Yeah, see you then in class,” said Elijah. “Later.”</text:span></text:p>
      <text:p text:style-name="P4"/>
      <text:p text:style-name="P6"><text:span text:style-name="T1"><text:tab/>“Later.”</text:span></text:p>
      <text:p text:style-name="P4"/>
      <text:p text:style-name="P6"><text:span text:style-name="T1"><text:tab/>Their call ended. Elijah made a big sigh. It had been only a few days since the incident at the museum and, yet, despite all the craziness that happened he felt empty. “Maybe I should get something eat.” But he didn’t feel like eating.</text:span></text:p>
      <text:p text:style-name="P4"/>
      <text:p text:style-name="P6"><text:span text:style-name="T1"><text:tab/>All he could think about was what happened in the museum, the wassin and Hammer. He had told Marcus that it was probably a revenge from Hammer but he knew better. Hammer doesn’t do petty revenge. And then there was the magic on the door. A lack of memory was not helping quench his want to know what happened and why.</text:span></text:p>
      <text:p text:style-name="P4"/>
      <text:p text:style-name="P6"><text:span text:style-name="T1"><text:tab/>He got up from his bed and walked to his closet. He opened it. Before him was an array of clothes in shades of black and greys. However there was one particular, a white cloak, that stood out from the rest.</text:span></text:p>
      <text:p text:style-name="P4"/>
      <text:p text:style-name="P6"><text:span text:style-name="T1"><text:tab/>Elijah’s mother may have her eyes and trackers on him but he was the one-in-the-a-thousand after all. He smiled as he took the white cloak and put it over him. The cloak had actually been a gag gift from Rachel, his childhood friend. She had made it in her enchanted class but the teacher gave her a failing grade due to its particular weaknesses.</text:span></text:p>
      <text:p text:style-name="P4"/>
      <text:p text:style-name="P6"><text:span text:style-name="T1"><text:tab/>“Read and if I am not back by 10, sleep,” he said.</text:span></text:p>
      <text:p text:style-name="P4"/>
      <text:p text:style-name="P6"><text:span text:style-name="T1"><text:tab/>As Elijah stepped a foot forward to his bedroom door, an image of himself pulled away. The image waved before going to his table and picking up a book. This was a mirage of him and his mother’s eyes wouldn’t be able to tell the difference.</text:span></text:p>
      <text:p text:style-name="P4"/>
      <text:p text:style-name="P6"><text:soft-page-break/><text:span text:style-name="T1"><text:tab/>But the trackers? There’s no way he could avoid them. They tracked every shadows that crosses their paths. He pulled the cloak’s hood over his head. However, they are completely oblivious to light. When he opened his bedroom door, the spilling light from the afternoon ate him away until there was nothing left of him.</text:span></text:p>
      <text:p text:style-name="P4"/>
      <text:p text:style-name="P6"><text:span text:style-name="T1">***</text:span></text:p>
      <text:p text:style-name="P6"><text:span text:style-name="T1"><text:tab/>Elijah was back at the museum. He hid behind a recycling bin without his cloak. His cloak he hid it nearby. It needed to rest as one of its weakness is that long exposure to sunlight made it overheat. On top of that it was utterly useless at night and winter, but for a short exposure to light, it made him invisible. He found it so ironic that Rachel’s failed project had actually helped him out. He made a note to give her something other than a birthday card when she threw her usual birthday party.</text:span></text:p>
      <text:p text:style-name="P4"/>
      <text:p text:style-name="P1"><text:span text:style-name="T1">The sound of wood hitting concrete drew his attention to two men carrying a long wooden crate to an open truck.</text:span></text:p>
      <text:p text:style-name="P4"/>
      <text:p text:style-name="P6"><text:span text:style-name="T1"><text:tab/>“What the hell, Matt?” said the man that was still holding to the crate. The name, Jamison, was embroidered over his front pocket of his uniform.</text:span></text:p>
      <text:p text:style-name="P4"/>
      <text:p text:style-name="P6"><text:span text:style-name="T1"><text:tab/>“Sorry, shit is way heavier that what we were told. It’s like a body is in there,” said Matt as he cracked his knuckles.</text:span></text:p>
      <text:p text:style-name="P4"/>
      <text:p text:style-name="P6"><text:span text:style-name="T1"><text:tab/>“Eh, it’s fine. They’re supposed to be just props the museum uses to enhanced the actually priceless stuff.” Jamison voice lowered. “I heard these are going to Los Angeles for the new vampire movie. Sequel to Queen of the Damn.”</text:span></text:p>
      <text:p text:style-name="P4"/>
      <text:p text:style-name="P6"><text:span text:style-name="T1"><text:tab/>Matt whistled. “Yes, I waited over ten years!”</text:span></text:p>
      <text:p text:style-name="P4"/>
      <text:p text:style-name="P6"><text:span text:style-name="T1"><text:tab/>Elijah leaned forward from the recycling bin, to get a closer look at the crate. It had the words, “Props 2017,” sprayed painted on it but that’s not what made got his attention. The lid of the crate had popped open ever so slightly.</text:span></text:p>
      <text:p text:style-name="P4"/>
      <text:p text:style-name="P6"><text:span text:style-name="T1"><text:tab/>He was so concentrated on the crate that he didn’t see a black cat from jumping out of the recycling bin. Another cat, a black and white one, popped out next. Both of the cats hissing and screeching.</text:span></text:p>
      <text:p text:style-name="P4"/>
      <text:p text:style-name="P6"><text:span text:style-name="T1"><text:tab/>The sound was enough for Matt and Jamison to look at Elijah’s way.</text:span></text:p>
      <text:p text:style-name="P4"/>
      <text:p text:style-name="P6"><text:soft-page-break/><text:span text:style-name="T1"><text:tab/>“Hey, you, what are you doing here?” shout Matt who spotted Elijah peeking from the recycling bin.</text:span></text:p>
      <text:p text:style-name="P6"><text:span text:style-name="T1"><text:tab/></text:span></text:p>
      <text:p text:style-name="P6"><text:span text:style-name="T1"><text:tab/>“Stupid cats!” Elijah started to make his run but his foot slipped on a rolling can.</text:span></text:p>
      <text:p text:style-name="P4"/>
      <text:p text:style-name="P6"><text:span text:style-name="T1"><text:tab/></text:span><text:span text:style-name="T2">Law of fucking Three. You had to come now?</text:span></text:p>
      <text:p text:style-name="P5"/>
      <text:p text:style-name="P6"><text:span text:style-name="T1"><text:tab/>He flew backward and landed hard, his back banging on the ground. He moaned as he turned over. Before he could get up, Matt and Jamison had him, pulling him up and locking his arms behind him.</text:span></text:p>
      <text:p text:style-name="P4"/>
      <text:p text:style-name="P6"><text:span text:style-name="T1"><text:tab/>“What were you doing here?” demanded Matt.</text:span></text:p>
      <text:p text:style-name="P4"/>
      <text:p text:style-name="P6"><text:span text:style-name="T1"><text:tab/>“You better talk or we will beat it out of you,” threatened Jamison.</text:span></text:p>
      <text:p text:style-name="P4"/>
      <text:p text:style-name="P6"><text:span text:style-name="T1"><text:tab/>“Hey, I just was lost,” lied Elijah. He noted how overly threatening they were. They marched him toward the crate.</text:span></text:p>
      <text:p text:style-name="P4"/>
      <text:p text:style-name="P6"><text:span text:style-name="T1"><text:tab/>“Lost my ass. Tell why you really here?” Matt tightening his hold to the point, Elijah cringed feeling his joints about to pop out.</text:span></text:p>
      <text:p text:style-name="P4"/>
      <text:p text:style-name="P6"><text:span text:style-name="T1"><text:tab/>“Just lost, fucker!” Elijah tried to back kick Matt but Matt stood his ground.</text:span></text:p>
      <text:p text:style-name="P4"/>
      <text:p text:style-name="P6"><text:span text:style-name="T1"><text:tab/>Matt, in response, lifted Elijah up and slammed him hard on the ground. Elijah felt all the air was knocked out of him.</text:span></text:p>
      <text:p text:style-name="P4"/>
      <text:p text:style-name="P6"><text:span text:style-name="T1"><text:tab/>“Punk tried to kick me!” Matt placed a foot over Elijah’s neck. “Move and I’ll break you.”</text:span></text:p>
      <text:p text:style-name="P4"><text:soft-page-break/></text:p>
      <text:p text:style-name="P6"><text:span text:style-name="T1"><text:tab/>Elijah complied. He did not have his athame so he could tap on his raw power and he hesitated to do any hexes or curses due to the Law of Three – of which he just recently paid the price for. He looked up at Matt and was pretty sure the man could snap his neck since the man was built like a linebacker. How was he to get out of this? Make another lie? His eyes darted to Jamison who was just as built. It seemed he may not have any choice at this point and take the consequences for a hex.</text:span></text:p>
      <text:p text:style-name="P4"/>
      <text:p text:style-name="P6"><text:span text:style-name="T1"><text:tab/>“Hold him, I am going to call the police to arrest him,” said Jamison.</text:span></text:p>
      <text:p text:style-name="P4"/>
      <text:p text:style-name="P6"><text:span text:style-name="T1"><text:tab/>As Jamison pulled out his phone, the crate’s lid flied off. A dark haired woman emerged from the crate, dark eyes narrowed at the two men. She wore a bloodied torn shirt and blood stained jeans. The blood on them looked days old and already cakey.</text:span></text:p>
      <text:p text:style-name="P6"><text:span text:style-name="T1"><text:tab/></text:span></text:p>
      <text:p text:style-name="P1"><text:span text:style-name="T1">What happened next was so fast that when Elijah barely registered what was going on. The woman become a blurred shadow in one moment and the next she was biting down on Jamison’s neck. Matt went off screaming, “Vampire!”</text:span></text:p>
      <text:p text:style-name="P4"/>
      <text:p text:style-name="P1"><text:span text:style-name="T1">Elijah propped himself on his elbow. He was in both disbelief and fear. He had only seen two vampires in his life so far and it was when he was a kid. Both times, the vampires weren’t feeding.</text:span></text:p>
      <text:p text:style-name="P4"/>
      <text:p text:style-name="P6"><text:span text:style-name="T1"><text:tab/>This was his first to see. The sucking and gurgling sound mixed with the awful twist of pain in Jamison’s face yet unable to speak made Elijah’s heart race. He wanted to run, however it was his disbelief that kept him watching.</text:span></text:p>
      <text:p text:style-name="P4"/>
      <text:p text:style-name="P1"><text:span text:style-name="T1">The vampire lifted her head from Jamison’s neck. Her lower face smeared with blood and it glistened under the afternoon sunlight. She turned to Elijah and said, “You get into trouble a lot don’t you?” She turned back to Jamison. “Today is your lucky day.”</text:span></text:p>
      <text:p text:style-name="P4"/>
      <text:p text:style-name="P1"><text:span text:style-name="T1">Jamison fell to the ground as the woman let him go. He grasped his bleeding neck and stared at her with mouth opened. He was shaking but made no sound from his mouth.</text:span></text:p>
      <text:p text:style-name="P4"/>
      <text:p text:style-name="P1"><text:span text:style-name="T1">“I will let you live unlike the other guy.” The vampire nudged a chin at Elijah. “That man in black stabbed me! So I drank all of his blood.”</text:span></text:p>
      <text:p text:style-name="P4"/>
      <text:p text:style-name="P1"><text:span text:style-name="T1">Elijah gulped. He recalled the image that Marcus had sent him. Of the dark clothed man whose heart was ripped out and a piece of his neck missing. Who killed the wassin became crystal clear.</text:span></text:p>
      <text:p text:style-name="P4"/>
      <text:p text:style-name="P1"><text:soft-page-break/><text:span text:style-name="T1">The vampire then knelt before Jamison, her face leveled with his. “You will forget what has happened here. It was all a dream. Your neck wound was from an accident. You fell and a couple of sharp rocks that pierced your neck. You didn’t bleed out so you didn’t think much about it.” She stood up and waved her hand at Jamison. “Now run home.”</text:span></text:p>
      <text:p text:style-name="P4"/>
      <text:p text:style-name="P1"><text:span text:style-name="T1">Jamison stared at her for a few moments before getting up finally and ran off.</text:span></text:p>
      <text:p text:style-name="P4"/>
      <text:p text:style-name="P1"><text:span text:style-name="T1">“What about the other guy?” said Elijah as he got up.</text:span></text:p>
      <text:p text:style-name="P4"/>
      <text:p text:style-name="P1"><text:span text:style-name="T1">The vampire turned to Elijah and shrugged. “Oh well.”</text:span></text:p>
      <text:p text:style-name="P4"/>
      <text:p text:style-name="P1"><text:span text:style-name="T1">“I see,” said Elijah quietly. “Thank you for saving me.”</text:span></text:p>
      <text:p text:style-name="P4"/>
      <text:p text:style-name="P1"><text:span text:style-name="T1">“Twice but a thanks is appreciated.” The vampire tried to wipe the blood from her lower face with her torn sleeves but gave up when she realized how Elijah was staring at her. “I am trying to get rid of the blood.”</text:span></text:p>
      <text:p text:style-name="P4"/>
      <text:p text:style-name="P1"><text:span text:style-name="T1">“No, it’s not that,” said Elijah. He walked up to her. She was at least four to five inches shorter them him. “Can I see your hands?”</text:span></text:p>
      <text:p text:style-name="P4"/>
      <text:p text:style-name="P1"><text:span text:style-name="T1">“Uh, why?” she asked.</text:span></text:p>
      <text:p text:style-name="P4"/>
      <text:p text:style-name="P1"><text:span text:style-name="T1">“I want to see something.”</text:span></text:p>
      <text:p text:style-name="P4"/>
      <text:p text:style-name="P7"><text:span text:style-name="T1">“Sure, I guess.” She offered the hand that wasn’t bloodied.</text:span></text:p>
      <text:p text:style-name="P4"/>
      <text:p text:style-name="P1"><text:span text:style-name="T1">Elijah had taken the hand for a moment before releasing it. He rubbed his fingers together. “You’re not wearing sunblock and yet you stand. How can that be?”</text:span></text:p>
      <text:p text:style-name="P4"><text:soft-page-break/></text:p>
      <text:p text:style-name="P1"><text:span text:style-name="T1">The vampire shrugged. “Isn’t it normal to stand? Well, maybe not with all this blood.”</text:span></text:p>
      <text:p text:style-name="P4"/>
      <text:p text:style-name="P1"><text:span text:style-name="T1">Elijah she blinked several times at her. With an incredulous smile he said, “For a vampire standing in daylight, no.”</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184" meta:word-count="5015" meta:character-count="27086" meta:non-whitespace-character-count="22155"/>
    <meta:generator>LibreOfficeDev/5.1.0.3$Linux_X86_64 LibreOffice_project/</meta:generator>
  </office:meta>
</office:document-meta>
</file>